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41cm"/>
    </style:style>
    <style:style style:name="co2" style:family="table-column">
      <style:table-column-properties fo:break-before="auto" style:column-width="4.86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Reference(s)</text:p>
          </table:table-cell>
          <table:table-cell office:value-type="string">
            <text:p>Value</text:p>
          </table:table-cell>
        </table:table-row>
        <table:table-row table:style-name="ro2">
          <table:table-cell office:value-type="string">
            <text:p>C1, C2</text:p>
          </table:table-cell>
          <table:table-cell office:value-type="string">
            <text:p>3.0pF</text:p>
          </table:table-cell>
        </table:table-row>
        <table:table-row table:style-name="ro2">
          <table:table-cell office:value-type="string">
            <text:p>C3, C4</text:p>
          </table:table-cell>
          <table:table-cell office:value-type="string">
            <text:p>8.2pF</text:p>
          </table:table-cell>
        </table:table-row>
        <table:table-row table:style-name="ro3">
          <table:table-cell office:value-type="string">
            <text:p>C5, C10, C12, C17, C19, C20, C21, C22, C23, C24, C25, C26,</text:p>
            <text:p><text:s/>C27, C28, C29, C30, C31, C32, C33, C34, C35, C36, C37, </text:p>
            <text:p>C38, C39, C40, C41, C42, C43, C44, C45, C46, C47, C48, C49</text:p>
          </table:table-cell>
          <table:table-cell office:value-type="string">
            <text:p>100nF</text:p>
          </table:table-cell>
        </table:table-row>
        <table:table-row table:style-name="ro2">
          <table:table-cell office:value-type="string">
            <text:p>C6, C7</text:p>
          </table:table-cell>
          <table:table-cell office:value-type="string">
            <text:p>2.2uF</text:p>
          </table:table-cell>
        </table:table-row>
        <table:table-row table:style-name="ro2">
          <table:table-cell office:value-type="string">
            <text:p>C8, C9</text:p>
          </table:table-cell>
          <table:table-cell office:value-type="string">
            <text:p>10uF</text:p>
          </table:table-cell>
        </table:table-row>
        <table:table-row table:style-name="ro2">
          <table:table-cell office:value-type="string">
            <text:p>C11, C16, C18</text:p>
          </table:table-cell>
          <table:table-cell office:value-type="string">
            <text:p>1uF</text:p>
          </table:table-cell>
        </table:table-row>
        <table:table-row table:style-name="ro2">
          <table:table-cell office:value-type="string">
            <text:p>C13</text:p>
          </table:table-cell>
          <table:table-cell office:value-type="string">
            <text:p>2.2uF</text:p>
          </table:table-cell>
        </table:table-row>
        <table:table-row table:style-name="ro2">
          <table:table-cell office:value-type="string">
            <text:p>C14, C15</text:p>
          </table:table-cell>
          <table:table-cell office:value-type="string">
            <text:p>4.7uF</text:p>
          </table:table-cell>
        </table:table-row>
        <table:table-row table:style-name="ro2">
          <table:table-cell office:value-type="string">
            <text:p>FB1</text:p>
          </table:table-cell>
          <table:table-cell office:value-type="string">
            <text:p>GZ2012D601TF</text:p>
          </table:table-cell>
        </table:table-row>
        <table:table-row table:style-name="ro2">
          <table:table-cell office:value-type="string">
            <text:p>IC1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string">
            <text:p>J1</text:p>
          </table:table-cell>
          <table:table-cell office:value-type="string">
            <text:p>Conn_02x17_Odd_Even</text:p>
          </table:table-cell>
        </table:table-row>
        <table:table-row table:style-name="ro1">
          <table:table-cell office:value-type="string">
            <text:p>J2</text:p>
          </table:table-cell>
          <table:table-cell office:value-type="string">
            <text:p>Conn_ARM_JTAG_SWD_20</text:p>
          </table:table-cell>
        </table:table-row>
        <table:table-row table:style-name="ro2">
          <table:table-cell office:value-type="string">
            <text:p>J3</text:p>
          </table:table-cell>
          <table:table-cell office:value-type="string">
            <text:p>10033526-N3212LF</text:p>
          </table:table-cell>
        </table:table-row>
        <table:table-row table:style-name="ro1">
          <table:table-cell office:value-type="string">
            <text:p>J4</text:p>
          </table:table-cell>
          <table:table-cell office:value-type="string">
            <text:p>Conn_01x03_Male</text:p>
          </table:table-cell>
        </table:table-row>
        <table:table-row table:style-name="ro1">
          <table:table-cell office:value-type="string">
            <text:p>J5</text:p>
          </table:table-cell>
          <table:table-cell office:value-type="string">
            <text:p>Conn_01x35_Male</text:p>
          </table:table-cell>
        </table:table-row>
        <table:table-row table:style-name="ro1">
          <table:table-cell office:value-type="string">
            <text:p>J6</text:p>
          </table:table-cell>
          <table:table-cell office:value-type="string">
            <text:p>Conn_01x36_Male</text:p>
          </table:table-cell>
        </table:table-row>
        <table:table-row table:style-name="ro1">
          <table:table-cell office:value-type="string">
            <text:p>J7</text:p>
          </table:table-cell>
          <table:table-cell office:value-type="string">
            <text:p>Conn_01x23_Male</text:p>
          </table:table-cell>
        </table:table-row>
        <table:table-row table:style-name="ro1">
          <table:table-cell office:value-type="string">
            <text:p>J8</text:p>
          </table:table-cell>
          <table:table-cell office:value-type="string">
            <text:p>Conn_01x30_Male</text:p>
          </table:table-cell>
        </table:table-row>
        <table:table-row table:style-name="ro2">
          <table:table-cell office:value-type="string">
            <text:p>J9</text:p>
          </table:table-cell>
          <table:table-cell office:value-type="string">
            <text:p>104031-0811</text:p>
          </table:table-cell>
        </table:table-row>
        <table:table-row table:style-name="ro1">
          <table:table-cell office:value-type="string">
            <text:p>J10, J12</text:p>
          </table:table-cell>
          <table:table-cell office:value-type="string">
            <text:p>Conn_01x05_Male</text:p>
          </table:table-cell>
        </table:table-row>
        <table:table-row table:style-name="ro2">
          <table:table-cell office:value-type="string">
            <text:p>J11</text:p>
          </table:table-cell>
          <table:table-cell office:value-type="string">
            <text:p>DSI</text:p>
          </table:table-cell>
        </table:table-row>
        <table:table-row table:style-name="ro2">
          <table:table-cell office:value-type="string">
            <text:p>R1, R3, R6, R7, R8, R9</text:p>
          </table:table-cell>
          <table:table-cell office:value-type="string">
            <text:p>10k</text:p>
          </table:table-cell>
        </table:table-row>
        <table:table-row table:style-name="ro2">
          <table:table-cell office:value-type="string">
            <text:p>R2, R5</text:p>
          </table:table-cell>
          <table:table-cell office:value-type="string">
            <text:p>100k</text:p>
          </table:table-cell>
        </table:table-row>
        <table:table-row table:style-name="ro2">
          <table:table-cell office:value-type="string">
            <text:p>R1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SW1</text:p>
          </table:table-cell>
          <table:table-cell office:value-type="string">
            <text:p>SW_Push</text:p>
          </table:table-cell>
        </table:table-row>
        <table:table-row table:style-name="ro2">
          <table:table-cell office:value-type="string">
            <text:p>U1</text:p>
          </table:table-cell>
          <table:table-cell office:value-type="string">
            <text:p>STM32F469IITx</text:p>
          </table:table-cell>
        </table:table-row>
        <table:table-row table:style-name="ro2">
          <table:table-cell office:value-type="string">
            <text:p>U2</text:p>
          </table:table-cell>
          <table:table-cell office:value-type="string">
            <text:p>LD1117S33TR_SOT223</text:p>
          </table:table-cell>
        </table:table-row>
        <table:table-row table:style-name="ro2">
          <table:table-cell office:value-type="string">
            <text:p>Y1</text:p>
          </table:table-cell>
          <table:table-cell office:value-type="string">
            <text:p>Q13FC1350000400</text:p>
          </table:table-cell>
        </table:table-row>
        <table:table-row table:style-name="ro2">
          <table:table-cell office:value-type="string">
            <text:p>Y2</text:p>
          </table:table-cell>
          <table:table-cell office:value-type="string">
            <text:p>ABM3B-8.000MHZ-10-1-U-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0">10.10.2020</text:date>, <text:time>14:42:5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20-10-10T13:54:40.84</meta:print-date>
    <dc:date>2020-10-10T14:42:55.17</dc:date>
    <meta:document-statistic meta:table-count="1" meta:cell-count="60" meta:object-count="0"/>
    <meta:generator>OpenOffice/4.1.7$Win32 OpenOffice.org_project/417m1$Build-9800</meta:generator>
  </office:meta>
</office:document-meta>
</file>